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paragraph-properties fo:text-align="start" style:justify-single-word="false"/>
      <style:text-properties style:font-name="Times New Roman"/>
    </style:style>
    <style:style style:name="P3" style:family="paragraph" style:parent-style-name="Heading">
      <style:paragraph-properties fo:text-align="center" style:justify-single-word="false"/>
    </style:style>
    <style:style style:name="P4" style:family="paragraph" style:parent-style-name="Text_20_body">
      <style:paragraph-properties fo:text-align="start" style:justify-single-word="false"/>
      <style:text-properties style:font-name="Times New Roman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$DAT_Class_Baseclasses</text:p>
      <text:p text:style-name="P1"><text:a xlink:type="simple" xlink:href="../DungeonCraftHelp.html">DungeonCraft Help Home</text:a></text:p>
      <text:p text:style-name="P1"/>
      <text:p text:style-name="P2">A script can determine the baseclasses associated with a class using this function:</text:p>
      <text:p text:style-name="P2"/>
      <text:p text:style-name="P2">$DAT_Class_Baseclasses(className)</text:p>
      <text:p text:style-name="P2">The result will be a Delimited String containing the baseclass names, <text:s/>For examaple:</text:p>
      <text:p text:style-name="P2"/>
      <text:p text:style-name="P2">$DAT_Class_baseclasses(“ParoledFighter”) might return “$Fighter$Thief”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ul Stevens</meta:initial-creator>
    <meta:creation-date>2010-05-08T14:30:37</meta:creation-date>
    <meta:generator>OpenOffice.org/3.2$Win32 OpenOffice.org_project/320m18$Build-9502</meta:generator>
    <meta:editing-cycles>5</meta:editing-cycles>
    <meta:editing-duration>PT00H27M50S</meta:editing-duration>
    <dc:title>$MIDDLE</dc:title>
    <dc:date>2014-03-08T15:55:55.48</dc:date>
    <dc:creator>Paul Stevens</dc:creator>
    <meta:document-statistic meta:table-count="0" meta:image-count="0" meta:object-count="0" meta:page-count="1" meta:paragraph-count="6" meta:word-count="36" meta:character-count="315"/>
  </office:meta>
</office:document-meta>
</file>